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3dd5" officeooo:paragraph-rsid="00203dd5"/>
    </style:style>
    <style:style style:name="P2" style:family="paragraph" style:parent-style-name="Standard">
      <style:text-properties officeooo:rsid="00203dd5" officeooo:paragraph-rsid="00203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xor1 <text:s text:c="4"/>MAR = SP = SP – 1; rd</text:p>
      <text:p text:style-name="P1">Ixor2 <text:s text:c="4"/>H = TOS</text:p>
      <text:p text:style-name="P1">Ixor3 <text:s text:c="4"/>MDR = TOS = MDR AND H; wr; goto Mainl</text:p>
      <text:p text:style-name="P1"/>
      <text:p text:style-name="P1"/>
      <text:p text:style-name="P1">Lembrando:</text:p>
      <text:p text:style-name="P1">XOR = ~AB + A~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9:34:33.965950632</meta:creation-date>
    <meta:generator>LibreOffice/7.3.7.2$Linux_X86_64 LibreOffice_project/30$Build-2</meta:generator>
    <dc:date>2024-01-29T09:58:33.418706013</dc:date>
    <meta:editing-duration>PT12M2S</meta:editing-duration>
    <meta:editing-cycles>2</meta:editing-cycles>
    <meta:document-statistic meta:table-count="0" meta:image-count="0" meta:object-count="0" meta:page-count="1" meta:paragraph-count="5" meta:word-count="29" meta:character-count="120" meta:non-whitespace-character-count="83"/>
  </office:meta>
</office:document-meta>
</file>